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20:30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21:15.661000000</dc:date>
    <meta:print-date>2006-09-05T16:08:04</meta:print-date>
    <meta:editing-duration>PT17M17S</meta:editing-duration>
    <meta:editing-cycles>7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vertical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7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876cm" svg:y="1.346cm" svg:width="17.607cm" svg:height="6.598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0.934cm" svg:y="5.245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9.815cm" svg:y="8.119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